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912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2.8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11pt" style:font-name-asian="Arial1" style:font-size-asian="11pt" style:font-name-complex="Arial1" style:font-size-complex="11pt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9-29" calcext:value-type="date">
            <text:p>29/09/2014</text:p>
          </table:table-cell>
          <table:table-cell table:style-name="ce13" office:value-type="string" calcext:value-type="string">
            <text:p>Elaboração do documento</text:p>
          </table:table-cell>
          <table:table-cell table:style-name="ce13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8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9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10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1</text:p>
          </table:table-cell>
          <table:table-cell table:style-name="ce24" office:value-type="string" calcext:value-type="string">
            <text:p>Configurar Meta</text:p>
          </table:table-cell>
          <table:table-cell table:style-name="ce20" office:value-type="string" calcext:value-type="string">
            <text:p>1. Usuário seleciona configurar meta</text:p>
            <text:p>2. Usuário preenche todos os campos corretamente</text:p>
            <text:p>3. Usuário ativa meta</text:p>
            <text:p>4. Salva a nova configuração</text:p>
          </table:table-cell>
          <table:table-cell table:style-name="ce20" office:value-type="string" calcext:value-type="string">
            <text:p>Meta salva e visível na tela de 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2</text:p>
          </table:table-cell>
          <table:table-cell table:style-name="ce24" office:value-type="string" calcext:value-type="string">
            <text:p>Configurar Meta: Usuário não preenche o campo Nome da meta</text:p>
          </table:table-cell>
          <table:table-cell table:style-name="ce20" office:value-type="string" calcext:value-type="string">
            <text:p>1. Usuário seleciona configurar meta</text:p>
            <text:p>2. Usuário deixa o campo nome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3</text:p>
          </table:table-cell>
          <table:table-cell table:style-name="ce24" office:value-type="string" calcext:value-type="string">
            <text:p>Configurar Meta: Usuário não preenche o campo de índice para calculo de bibliografia básica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básica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4</text:p>
          </table:table-cell>
          <table:table-cell table:style-name="ce24" office:value-type="string" calcext:value-type="string">
            <text:p>Configurar Meta: Usuário não preenche o campo de índice para calculo de bibliografia complementar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complementar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5</text:p>
          </table:table-cell>
          <table:table-cell table:style-name="ce24" office:value-type="string" calcext:value-type="string">
            <text:p>Configurar Meta:Nome já cadastrado</text:p>
          </table:table-cell>
          <table:table-cell table:style-name="ce20" office:value-type="string" calcext:value-type="string">
            <text:p>1. Usuário seleciona configurar meta</text:p>
            <text:p>2. Usuário preenche o campo nome com o nome de uma meta já cadastrad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já existe meta com esse nome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6</text:p>
          </table:table-cell>
          <table:table-cell table:style-name="ce24" office:value-type="string" calcext:value-type="string">
            <text:p>Configurar Meta: Usuário preenche o campo de índice para calculo de bibliografia básica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7</text:p>
          </table:table-cell>
          <table:table-cell table:style-name="ce24" office:value-type="string" calcext:value-type="string">
            <text:p>Configurar Meta: Usuário preenche o campo de índice para calculo de bibliografia básica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8</text:p>
          </table:table-cell>
          <table:table-cell table:style-name="ce24" office:value-type="string" calcext:value-type="string">
            <text:p>Configurar Meta: Usuário preenche o campo de índice para calculo de bibliografia complementar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9</text:p>
          </table:table-cell>
          <table:table-cell table:style-name="ce24" office:value-type="string" calcext:value-type="string">
            <text:p>Configurar Meta: Usuário preenche o campo de índice para calculo de bibliografia complementar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0</text:p>
          </table:table-cell>
          <table:table-cell table:style-name="ce24" office:value-type="string" calcext:value-type="string">
            <text:p>Configurar Meta: Usuário não preenche o campo de status da <text:s/>meta</text:p>
          </table:table-cell>
          <table:table-cell table:style-name="ce20" office:value-type="string" calcext:value-type="string">
            <text:p>1. Usuário seleciona configurar meta</text:p>
            <text:p>2. Usuário deixa em branco a opção para o status da configuração da met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1</text:p>
          </table:table-cell>
          <table:table-cell table:style-name="ce24" office:value-type="string" calcext:value-type="string">
            <text:p>Configurar Meta: Usuário preenche todos os campos, não ativa a configuração d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Não Ativa”</text:p>
            <text:p>3. Usuário preenche todos os outros campos corretamente</text:p>
            <text:p>4. Salva a nova configuração</text:p>
          </table:table-cell>
          <table:table-cell table:style-name="ce25" office:value-type="string" calcext:value-type="string">
            <text:p>Meta salva mas não visível na tela de </text:p>
            <text:p>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2</text:p>
          </table:table-cell>
          <table:table-cell table:style-name="ce24" office:value-type="string" calcext:value-type="string">
            <text:p>Configurar Meta: Usuario ativ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Ativa”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A meta ativada fica visível na tela de listar metas</text:p>
          </table:table-cell>
          <table:table-cell table:style-name="ce28" office:value-type="string" calcext:value-type="string">
            <text:p>&lt;Resultado do teste. Opções: PASSOU, FALHOU, BLOQUEADO, NÃO EXECUTADO.&gt;</text:p>
          </table:table-cell>
          <table:table-cell table:style-name="ce29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xecuçao 06-11-20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8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9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10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1</text:p>
          </table:table-cell>
          <table:table-cell table:style-name="ce24" office:value-type="string" calcext:value-type="string">
            <text:p>Configurar Meta</text:p>
          </table:table-cell>
          <table:table-cell table:style-name="ce20" office:value-type="string" calcext:value-type="string">
            <text:p>1. Usuário seleciona configurar meta</text:p>
            <text:p>2. Usuário preenche todos os campos corretamente</text:p>
            <text:p>3. Usuário ativa meta</text:p>
            <text:p>4. Salva a nova configuração</text:p>
          </table:table-cell>
          <table:table-cell table:style-name="ce20" office:value-type="string" calcext:value-type="string">
            <text:p>Meta salva e visível na tela de listar metas</text:p>
          </table:table-cell>
          <table:table-cell table:style-name="ce28" office:value-type="string" calcext:value-type="string">
            <text:p>PASSOU</text:p>
          </table:table-cell>
          <table:table-cell table:style-name="ce29" office:value-type="string" calcext:value-type="string">
            <text:p>(As metas sempre estão ativas, não podem ser desativas)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2</text:p>
          </table:table-cell>
          <table:table-cell table:style-name="ce24" office:value-type="string" calcext:value-type="string">
            <text:p>Configurar Meta: Usuário não preenche o campo Nome da meta</text:p>
          </table:table-cell>
          <table:table-cell table:style-name="ce20" office:value-type="string" calcext:value-type="string">
            <text:p>1. Usuário seleciona configurar meta</text:p>
            <text:p>2. Usuário deixa o campo nome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FALHOU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3</text:p>
          </table:table-cell>
          <table:table-cell table:style-name="ce24" office:value-type="string" calcext:value-type="string">
            <text:p>Configurar Meta: Usuário não preenche o campo de índice para calculo de bibliografia básica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básica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PASSOU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4</text:p>
          </table:table-cell>
          <table:table-cell table:style-name="ce24" office:value-type="string" calcext:value-type="string">
            <text:p>Configurar Meta: Usuário não preenche o campo de índice para calculo de bibliografia complementar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complementar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PASSOU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5</text:p>
          </table:table-cell>
          <table:table-cell table:style-name="ce24" office:value-type="string" calcext:value-type="string">
            <text:p>Configurar Meta:Nome já cadastrado</text:p>
          </table:table-cell>
          <table:table-cell table:style-name="ce20" office:value-type="string" calcext:value-type="string">
            <text:p>1. Usuário seleciona configurar meta</text:p>
            <text:p>2. Usuário preenche o campo nome com o nome de uma meta já cadastrad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já existe meta com esse nome</text:p>
          </table:table-cell>
          <table:table-cell table:style-name="ce28" office:value-type="string" calcext:value-type="string">
            <text:p>FALHOU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6</text:p>
          </table:table-cell>
          <table:table-cell table:style-name="ce24" office:value-type="string" calcext:value-type="string">
            <text:p>Configurar Meta: Usuário preenche o campo de índice para calculo de bibliografia básica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7</text:p>
          </table:table-cell>
          <table:table-cell table:style-name="ce24" office:value-type="string" calcext:value-type="string">
            <text:p>Configurar Meta: Usuário preenche o campo de índice para calculo de bibliografia básica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8</text:p>
          </table:table-cell>
          <table:table-cell table:style-name="ce24" office:value-type="string" calcext:value-type="string">
            <text:p>Configurar Meta: Usuário preenche o campo de índice para calculo de bibliografia complementar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9</text:p>
          </table:table-cell>
          <table:table-cell table:style-name="ce24" office:value-type="string" calcext:value-type="string">
            <text:p>Configurar Meta: Usuário preenche o campo de índice para calculo de bibliografia complementar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FALHOU</text:p>
          </table:table-cell>
          <table:table-cell table:style-name="ce29" office:value-type="string" calcext:value-type="string">
            <text:p>Mensagem errada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0</text:p>
          </table:table-cell>
          <table:table-cell table:style-name="ce24" office:value-type="string" calcext:value-type="string">
            <text:p>Configurar Meta: Usuário não preenche o campo de status da <text:s/>meta</text:p>
          </table:table-cell>
          <table:table-cell table:style-name="ce20" office:value-type="string" calcext:value-type="string">
            <text:p>1. Usuário seleciona configurar meta</text:p>
            <text:p>2. Usuário deixa em branco a opção para o status da configuração da met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Default" office:value-type="string" calcext:value-type="string">
            <text:p>-funcionalidade removida</text:p>
          </table:table-cell>
          <table:table-cell table:style-name="ce28" office:value-type="string" calcext:value-type="string">
            <text:p>Não existe a opção de desativar metas, todas as três metas estarão sempre ativas</text:p>
          </table:table-cell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1</text:p>
          </table:table-cell>
          <table:table-cell table:style-name="ce24" office:value-type="string" calcext:value-type="string">
            <text:p>Configurar Meta: Usuário preenche todos os campos, não ativa a configuração d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Não Ativa”</text:p>
            <text:p>3. Usuário preenche todos os outros campos corretamente</text:p>
            <text:p>4. Salva a nova configuração</text:p>
          </table:table-cell>
          <table:table-cell table:style-name="ce25" office:value-type="string" calcext:value-type="string">
            <text:p>Meta salva mas não visível na tela de </text:p>
            <text:p>listar metas</text:p>
          </table:table-cell>
          <table:table-cell table:style-name="Default" office:value-type="string" calcext:value-type="string">
            <text:p>-funcionalidade removida</text:p>
          </table:table-cell>
          <table:table-cell table:style-name="ce28" office:value-type="string" calcext:value-type="string">
            <text:p>Não existe a opção de desativar metas, todas as três metas estarão sempre ativas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2</text:p>
          </table:table-cell>
          <table:table-cell table:style-name="ce24" office:value-type="string" calcext:value-type="string">
            <text:p>Configurar Meta: Usuario ativ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Ativa”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A meta ativada fica visível na tela de listar metas</text:p>
          </table:table-cell>
          <table:table-cell table:style-name="Default" office:value-type="string" calcext:value-type="string">
            <text:p>-funcionalidade removida</text:p>
          </table:table-cell>
          <table:table-cell table:style-name="ce28" office:value-type="string" calcext:value-type="string">
            <text:p>Não existe a opção de desativar metas, todas as três metas estarão sempre ativas</text:p>
          </table:table-cell>
          <table:table-cell table:style-name="ce16" table:number-columns-repeated="1015"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xecuçao 18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8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9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10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1</text:p>
          </table:table-cell>
          <table:table-cell table:style-name="ce24" office:value-type="string" calcext:value-type="string">
            <text:p>Configurar Meta</text:p>
          </table:table-cell>
          <table:table-cell table:style-name="ce20" office:value-type="string" calcext:value-type="string">
            <text:p>1. Usuário seleciona configurar meta</text:p>
            <text:p>2. Usuário preenche todos os campos corretamente</text:p>
            <text:p>3. Usuário ativa meta</text:p>
            <text:p>4. Salva a nova configuração</text:p>
          </table:table-cell>
          <table:table-cell table:style-name="ce20" office:value-type="string" calcext:value-type="string">
            <text:p>Meta salva e visível na tela de listar meta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2</text:p>
          </table:table-cell>
          <table:table-cell table:style-name="ce24" office:value-type="string" calcext:value-type="string">
            <text:p>Configurar Meta: Usuário não preenche o campo Nome da meta</text:p>
          </table:table-cell>
          <table:table-cell table:style-name="ce20" office:value-type="string" calcext:value-type="string">
            <text:p>1. Usuário seleciona configurar meta</text:p>
            <text:p>2. Usuário deixa o campo nome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3</text:p>
          </table:table-cell>
          <table:table-cell table:style-name="ce24" office:value-type="string" calcext:value-type="string">
            <text:p>Configurar Meta: Usuário não preenche o campo de índice para calculo de bibliografia básica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básica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4</text:p>
          </table:table-cell>
          <table:table-cell table:style-name="ce24" office:value-type="string" calcext:value-type="string">
            <text:p>Configurar Meta: Usuário não preenche o campo de índice para calculo de bibliografia complementar</text:p>
          </table:table-cell>
          <table:table-cell table:style-name="ce20" office:value-type="string" calcext:value-type="string">
            <text:p>1. Usuário seleciona configurar meta</text:p>
            <text:p>2. Usuário deixa o campo indice de bibliografia complementar em branco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5</text:p>
          </table:table-cell>
          <table:table-cell table:style-name="ce24" office:value-type="string" calcext:value-type="string">
            <text:p>Configurar Meta:Nome já cadastrado</text:p>
          </table:table-cell>
          <table:table-cell table:style-name="ce20" office:value-type="string" calcext:value-type="string">
            <text:p>1. Usuário seleciona configurar meta</text:p>
            <text:p>2. Usuário preenche o campo nome com o nome de uma meta já cadastrad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já existe meta com esse nome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6</text:p>
          </table:table-cell>
          <table:table-cell table:style-name="ce24" office:value-type="string" calcext:value-type="string">
            <text:p>Configurar Meta: Usuário preenche o campo de índice para calculo de bibliografia básica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7</text:p>
          </table:table-cell>
          <table:table-cell table:style-name="ce24" office:value-type="string" calcext:value-type="string">
            <text:p>Configurar Meta: Usuário preenche o campo de índice para calculo de bibliografia básica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básica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8</text:p>
          </table:table-cell>
          <table:table-cell table:style-name="ce24" office:value-type="string" calcext:value-type="string">
            <text:p>Configurar Meta: Usuário preenche o campo de índice para calculo de bibliografia complementar contendo letra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letra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09</text:p>
          </table:table-cell>
          <table:table-cell table:style-name="ce24" office:value-type="string" calcext:value-type="string">
            <text:p>Configurar Meta: Usuário preenche o campo de índice para calculo de bibliografia complementar contendo caracteres especiais</text:p>
          </table:table-cell>
          <table:table-cell table:style-name="ce20" office:value-type="string" calcext:value-type="string">
            <text:p>1. Usuário seleciona configurar meta</text:p>
            <text:p>2. Usuário preenche o campo  indice de bibliografia complementar contendo caracteres especiais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 aceita apenas números</text:p>
          </table:table-cell>
          <table:table-cell table:style-name="ce28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0</text:p>
          </table:table-cell>
          <table:table-cell table:style-name="ce24" office:value-type="string" calcext:value-type="string">
            <text:p>Configurar Meta: Usuário não preenche o campo de status da <text:s/>meta</text:p>
          </table:table-cell>
          <table:table-cell table:style-name="ce20" office:value-type="string" calcext:value-type="string">
            <text:p>1. Usuário seleciona configurar meta</text:p>
            <text:p>2. Usuário deixa em branco a opção para o status da configuração da meta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Mensagem de campos obrigatórios não preenchidos</text:p>
          </table:table-cell>
          <table:table-cell table:style-name="Default" office:value-type="string" calcext:value-type="string">
            <text:p>Todas as três metas são ativas</text:p>
          </table:table-cell>
          <table:table-cell table:style-name="ce28" office:value-type="string" calcext:value-type="string">
            <text:p>Campo “STATUS” removido</text:p>
          </table:table-cell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1</text:p>
          </table:table-cell>
          <table:table-cell table:style-name="ce24" office:value-type="string" calcext:value-type="string">
            <text:p>Configurar Meta: Usuário preenche todos os campos, não ativa a configuração d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Não Ativa”</text:p>
            <text:p>3. Usuário preenche todos os outros campos corretamente</text:p>
            <text:p>4. Salva a nova configuração</text:p>
          </table:table-cell>
          <table:table-cell table:style-name="ce25" office:value-type="string" calcext:value-type="string">
            <text:p>Meta salva mas não visível na tela de </text:p>
            <text:p>listar metas</text:p>
          </table:table-cell>
          <table:table-cell table:style-name="Default" office:value-type="string" calcext:value-type="string">
            <text:p>Todas as três metas são ativas</text:p>
          </table:table-cell>
          <table:table-cell table:style-name="ce28" office:value-type="string" calcext:value-type="string">
            <text:p>Campo “STATUS” removido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onfigurar Meta</text:p>
          </table:table-cell>
          <table:table-cell table:style-name="ce22" office:value-type="string" calcext:value-type="string">
            <text:p>CRIAR</text:p>
          </table:table-cell>
          <table:table-cell table:style-name="ce22" office:value-type="string" calcext:value-type="string">
            <text:p>TC_008_12</text:p>
          </table:table-cell>
          <table:table-cell table:style-name="ce24" office:value-type="string" calcext:value-type="string">
            <text:p>Configurar Meta: Usuario ativa meta</text:p>
          </table:table-cell>
          <table:table-cell table:style-name="ce20" office:value-type="string" calcext:value-type="string">
            <text:p>1. Usuário seleciona configurar meta</text:p>
            <text:p>2. Usuário define a opção para o status da configuração da meta como “Ativa”</text:p>
            <text:p>3. Usuário preenche todos os outros campos corretamente</text:p>
            <text:p>4. Salva a nova configuração</text:p>
          </table:table-cell>
          <table:table-cell table:style-name="ce20" office:value-type="string" calcext:value-type="string">
            <text:p>A meta ativada fica visível na tela de listar metas</text:p>
          </table:table-cell>
          <table:table-cell table:style-name="Default" office:value-type="string" calcext:value-type="string">
            <text:p>Todas as três metas são ativas</text:p>
          </table:table-cell>
          <table:table-cell table:style-name="ce28" office:value-type="string" calcext:value-type="string">
            <text:p>Campo “STATUS” removido</text:p>
          </table:table-cell>
          <table:table-cell table:style-name="ce16" table:number-columns-repeated="1015"/>
        </table:table-row>
        <table:table-row table:style-name="ro1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09:42:27.6935828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1-18T10:20:31.676726005</dc:date>
    <meta:editing-duration>PT3H3M52S</meta:editing-duration>
    <meta:editing-cycles>16</meta:editing-cycles>
    <meta:document-statistic meta:table-count="5" meta:cell-count="317" meta:object-count="0"/>
  </office:meta>
</office:document-meta>
</file>